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f63ce" officeooo:paragraph-rsid="000f63ce"/>
    </style:style>
    <style:style style:name="P2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rsid="000f63ce" officeooo:paragraph-rsid="000f63ce" fo:background-color="transparent"/>
    </style:style>
    <style:style style:name="P3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rsid="00107520" officeooo:paragraph-rsid="00107520" fo:background-color="transparent"/>
    </style:style>
    <style:style style:name="P4" style:family="paragraph" style:parent-style-name="Standard">
      <style:paragraph-properties fo:line-height="150%" fo:text-align="justify" style:justify-single-word="false"/>
      <style:text-properties style:text-underline-style="none" officeooo:rsid="000f63ce" officeooo:paragraph-rsid="00107520" fo:background-color="transparent"/>
    </style:style>
    <style:style style:name="P5" style:family="paragraph">
      <loext:graphic-properties draw:fill-color="#ffffff"/>
    </style:style>
    <style:style style:name="P6" style:family="paragraph">
      <loext:graphic-properties draw:fill-color="#0066cc"/>
    </style:style>
    <style:style style:name="P7" style:family="paragraph">
      <loext:graphic-properties draw:fill-color="#330099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</style:style>
    <style:style style:name="T1" style:family="text">
      <style:text-properties officeooo:rsid="0010752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11.822cm" fo:min-width="17.5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66cc" draw:textarea-horizontal-align="justify" draw:textarea-vertical-align="middle" draw:auto-grow-height="false" fo:min-height="0.815cm" fo:min-width="9.5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36cm" fo:min-width="2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661cm" fo:min-width="2.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799cm" fo:min-width="2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714cm" fo:min-width="2.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714cm" fo:min-width="2.2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635cm" fo:min-width="2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330099" draw:textarea-horizontal-align="justify" draw:textarea-vertical-align="middle" draw:auto-grow-height="false" fo:min-height="0.714cm" fo:min-width="1.9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69cm" fo:min-width="2.2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661cm" fo:min-width="2.2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788cm" fo:min-width="9.2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82cm" fo:min-width="9.1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661cm" fo:min-width="2.7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661cm" fo:min-width="2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767cm" fo:min-width="8.9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4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по защите информации N1</text:p>
      <text:p text:style-name="P1">Расширенный код Хемминга.</text:p>
      <text:p text:style-name="P2"><text:span text:style-name="T1">Постановка задачи</text:span>:</text:p>
      <text:p text:style-name="P2"/>
      <text:p text:style-name="P4">Вводиться с клавиатуры исходная информационная последовательность (двоичная). Нажимается клавиша ввод. Определяется количество информационных символов К, количество проверочных символом М и общее количество символом кодовой комбинации N+1 = К + М + 1. Нажимается клавиша кодировать. Вычисляются значения проверочных символов Х, формирующие список &lt;X0,X1..,Xn&gt;. Формируется кодовая комбинация. <text:s/>С клавиатуры вводится принятая кодовая комбинация. Нажимается клавиша декодировать. Вычисляются значения проверок Е и формируется список их значений &lt;Е0=, E1=, E2=...En=&gt;. Составляется значение контрольного числа из значений проверок. Определяется кратность ошибки ( r ). Если кратность ошибки равна 0 или 2, то окно номер искаженного символа N — пустое. Если r = 1, то в N — номер искаженного символа (контрольное двоичное число в десятичном коде). Если r = 0, то в окне результат восстановленное из принятой кодовой комбинации информационная последовательность(без проверочных символов). Если r =1, то в окне результат — восстановленное из исправленной принятой кодовой комбинации информационная последовательность. Если r = 2, то в окне результат сообщение «повторная передача». При нажатии клавиши выход программа закрывается.</text:p>
      <text:p text:style-name="P3">Визуальный интерфейс:</text:p>
      <text:p text:style-name="P3"><draw:custom-shape text:anchor-type="paragraph" draw:z-index="0" draw:style-name="gr1" draw:text-style-name="P5" svg:width="17.596cm" svg:height="11.822cm" svg:x="0.007cm" svg:y="0.758cm"><text:p/><draw:enhanced-geometry svg:viewBox="0 0 21600 21600" draw:type="rectangle" draw:enhanced-path="M 0 0 L 21600 0 21600 21600 0 21600 0 0 Z N"/></draw:custom-shape><draw:custom-shape text:anchor-type="paragraph" draw:z-index="1" draw:style-name="gr2" draw:text-style-name="P6" svg:width="9.552cm" svg:height="0.816cm" svg:x="0.616cm" svg:y="1.341cm"><text:p/><draw:enhanced-geometry svg:viewBox="0 0 21600 21600" draw:type="rectangle" draw:enhanced-path="M 0 0 L 21600 0 21600 21600 0 21600 0 0 Z N"/></draw:custom-shape><draw:custom-shape text:anchor-type="paragraph" draw:z-index="2" draw:style-name="gr3" svg:width="2.329cm" svg:height="0.736cm" svg:x="13.607cm" svg:y="1.367cm"><text:p/><draw:enhanced-geometry svg:viewBox="0 0 21600 21600" draw:type="rectangle" draw:enhanced-path="M 0 0 L 21600 0 21600 21600 0 21600 0 0 Z N"/></draw:custom-shape><draw:custom-shape text:anchor-type="paragraph" draw:z-index="3" draw:style-name="gr3" svg:width="2.329cm" svg:height="0.736cm" svg:x="13.607cm" svg:y="1.367cm"><text:p/><draw:enhanced-geometry svg:viewBox="0 0 21600 21600" draw:type="rectangle" draw:enhanced-path="M 0 0 L 21600 0 21600 21600 0 21600 0 0 Z N"/></draw:custom-shape><draw:custom-shape text:anchor-type="paragraph" draw:z-index="4" draw:style-name="gr4" svg:width="2.17cm" svg:height="0.662cm" svg:x="13.765cm" svg:y="3.298cm"><text:p/><draw:enhanced-geometry svg:viewBox="0 0 21600 21600" draw:type="rectangle" draw:enhanced-path="M 0 0 L 21600 0 21600 21600 0 21600 0 0 Z N"/></draw:custom-shape><draw:custom-shape text:anchor-type="paragraph" draw:z-index="5" draw:style-name="gr5" svg:width="2.197cm" svg:height="0.8cm" svg:x="13.765cm" svg:y="5.251cm"><text:p/><draw:enhanced-geometry svg:viewBox="0 0 21600 21600" draw:type="rectangle" draw:enhanced-path="M 0 0 L 21600 0 21600 21600 0 21600 0 0 Z N"/></draw:custom-shape><draw:custom-shape text:anchor-type="paragraph" draw:z-index="6" draw:style-name="gr6" svg:width="2.17cm" svg:height="0.715cm" svg:x="13.792cm" svg:y="7.294cm"><text:p/><draw:enhanced-geometry svg:viewBox="0 0 21600 21600" draw:type="rectangle" draw:enhanced-path="M 0 0 L 21600 0 21600 21600 0 21600 0 0 Z N"/></draw:custom-shape><draw:custom-shape text:anchor-type="paragraph" draw:z-index="7" draw:style-name="gr7" svg:width="2.223cm" svg:height="0.715cm" svg:x="13.765cm" svg:y="9.199cm"><text:p/><draw:enhanced-geometry svg:viewBox="0 0 21600 21600" draw:type="rectangle" draw:enhanced-path="M 0 0 L 21600 0 21600 21600 0 21600 0 0 Z N"/></draw:custom-shape><draw:custom-shape text:anchor-type="paragraph" draw:z-index="8" draw:style-name="gr8" svg:width="2.303cm" svg:height="0.636cm" svg:x="13.712cm" svg:y="11.051cm"><text:p/><draw:enhanced-geometry svg:viewBox="0 0 21600 21600" draw:type="rectangle" draw:enhanced-path="M 0 0 L 21600 0 21600 21600 0 21600 0 0 Z N"/></draw:custom-shape><draw:custom-shape text:anchor-type="paragraph" draw:z-index="9" draw:style-name="gr9" draw:text-style-name="P7" svg:width="1.959cm" svg:height="0.715cm" svg:x="0.721cm" svg:y="3.325cm"><text:p/><draw:enhanced-geometry svg:viewBox="0 0 21600 21600" draw:type="rectangle" draw:enhanced-path="M 0 0 L 21600 0 21600 21600 0 21600 0 0 Z N"/></draw:custom-shape><draw:custom-shape text:anchor-type="paragraph" draw:z-index="10" draw:style-name="gr10" draw:text-style-name="P8" svg:width="2.251cm" svg:height="0.69cm" svg:x="3.976cm" svg:y="3.457cm"><text:p/><draw:enhanced-geometry svg:viewBox="0 0 21600 21600" draw:type="rectangle" draw:enhanced-path="M 0 0 L 21600 0 21600 21600 0 21600 0 0 Z N"/></draw:custom-shape><draw:custom-shape text:anchor-type="paragraph" draw:z-index="11" draw:style-name="gr11" svg:width="2.276cm" svg:height="0.662cm" svg:x="7.654cm" svg:y="3.404cm"><text:p/><draw:enhanced-geometry svg:viewBox="0 0 21600 21600" draw:type="rectangle" draw:enhanced-path="M 0 0 L 21600 0 21600 21600 0 21600 0 0 Z N"/></draw:custom-shape><draw:custom-shape text:anchor-type="paragraph" draw:z-index="12" draw:style-name="gr12" svg:width="9.208cm" svg:height="0.789cm" svg:x="0.827cm" svg:y="5.177cm"><text:p/><draw:enhanced-geometry svg:viewBox="0 0 21600 21600" draw:type="rectangle" draw:enhanced-path="M 0 0 L 21600 0 21600 21600 0 21600 0 0 Z N"/></draw:custom-shape><draw:custom-shape text:anchor-type="paragraph" draw:z-index="13" draw:style-name="gr13" svg:width="9.182cm" svg:height="0.821cm" svg:x="0.854cm" svg:y="7.135cm"><text:p/><draw:enhanced-geometry svg:viewBox="0 0 21600 21600" draw:type="rectangle" draw:enhanced-path="M 0 0 L 21600 0 21600 21600 0 21600 0 0 Z N"/></draw:custom-shape><draw:custom-shape text:anchor-type="paragraph" draw:z-index="14" draw:style-name="gr14" svg:width="2.779cm" svg:height="0.662cm" svg:x="0.907cm" svg:y="9.252cm"><text:p/><draw:enhanced-geometry svg:viewBox="0 0 21600 21600" draw:type="rectangle" draw:enhanced-path="M 0 0 L 21600 0 21600 21600 0 21600 0 0 Z N"/></draw:custom-shape><draw:custom-shape text:anchor-type="paragraph" draw:z-index="15" draw:style-name="gr15" svg:width="2.303cm" svg:height="0.662cm" svg:x="4.373cm" svg:y="9.225cm"><text:p/><draw:enhanced-geometry svg:viewBox="0 0 21600 21600" draw:type="rectangle" draw:enhanced-path="M 0 0 L 21600 0 21600 21600 0 21600 0 0 Z N"/></draw:custom-shape><draw:custom-shape text:anchor-type="paragraph" draw:z-index="16" draw:style-name="gr4" svg:width="2.17cm" svg:height="0.662cm" svg:x="7.839cm" svg:y="9.172cm"><text:p/><draw:enhanced-geometry svg:viewBox="0 0 21600 21600" draw:type="rectangle" draw:enhanced-path="M 0 0 L 21600 0 21600 21600 0 21600 0 0 Z N"/></draw:custom-shape><draw:custom-shape text:anchor-type="paragraph" draw:z-index="17" draw:style-name="gr16" svg:width="8.97cm" svg:height="0.768cm" svg:x="0.986cm" svg:y="11.21cm"><text:p/><draw:enhanced-geometry svg:viewBox="0 0 21600 21600" draw:type="rectangle" draw:enhanced-path="M 0 0 L 21600 0 21600 21600 0 21600 0 0 Z N"/></draw:custom-shape><draw:frame text:anchor-type="paragraph" draw:z-index="18" draw:style-name="gr17" draw:text-style-name="P9" svg:width="9.658cm" svg:height="0.895cm" svg:x="0.748cm" svg:y="1.261cm"><draw:text-box><text:p>Исходная информационная последовательность</text:p></draw:text-box></draw:frame><draw:frame text:anchor-type="paragraph" draw:z-index="19" draw:style-name="gr18" draw:text-style-name="P9" svg:width="1.721cm" svg:height="0.489cm" svg:x="0.96cm" svg:y="3.113cm"><draw:text-box><text:p>K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8:40:42.268955975</meta:creation-date>
    <dc:date>2016-02-12T09:06:06.399575106</dc:date>
    <meta:editing-duration>PT25M23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5" meta:word-count="172" meta:character-count="1331" meta:non-whitespace-character-count="1160"/>
  </office:meta>
</office:document-meta>
</file>